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</office:automatic-styles>
  <office:body>
    <office:text>
      <text:p text:style-name="P1"><text:span text:style-name="T1">Part 1</text:span></text:p>
      <text:p text:style-name="P1"><text:span text:style-name="T2"/></text:p>
      <text:p text:style-name="P2"><text:span text:style-name="T3">Pseudocode:</text:span></text:p>
      <text:p text:style-name="P2"><text:span text:style-name="T4">Decimal to Binary</text:span></text:p>
      <text:p text:style-name="P2"><text:span text:style-name="T5">string<text:s text:c="2"/>decToBin(int decNum) </text:span></text:p>
      <text:p text:style-name="P2"><text:span text:style-name="T5">{</text:span></text:p>
      <text:p text:style-name="P2"><text:span text:style-name="T5"><text:s text:c="4"/>string binNum = "";</text:span></text:p>
      <text:p text:style-name="P2"><text:span text:style-name="T5"><text:s text:c="4"/>while(decNum &gt;0)</text:span></text:p>
      <text:p text:style-name="P2"><text:span text:style-name="T5"><text:s text:c="4"/>{</text:span></text:p>
      <text:p text:style-name="P2"><text:span text:style-name="T5"><text:s text:c="8"/>int remainder = decNum mod 2;</text:span></text:p>
      <text:p text:style-name="P2"><text:span text:style-name="T5"><text:s text:c="8"/>binNum += to_string(remainder);</text:span></text:p>
      <text:p text:style-name="P2"><text:span text:style-name="T5"><text:s text:c="8"/>decNum = decNum / 2;</text:span></text:p>
      <text:p text:style-name="P2"><text:span text:style-name="T5"><text:s text:c="4"/>}</text:span></text:p>
      <text:p text:style-name="P2"><text:span text:style-name="T5"><text:s text:c="4"/></text:span></text:p>
      <text:p text:style-name="P2"><text:span text:style-name="T5"><text:s text:c="4"/>int j = 0;</text:span></text:p>
      <text:p text:style-name="P2"><text:span text:style-name="T5"><text:s text:c="4"/>int i = 0;</text:span></text:p>
      <text:p text:style-name="P2"><text:span text:style-name="T5"><text:s text:c="4"/>for (j = size of binNum - 1, i = 0; i &lt;= j; j--, i++)</text:span></text:p>
      <text:p text:style-name="P2"><text:span text:style-name="T5"><text:s text:c="4"/>{</text:span></text:p>
      <text:p text:style-name="P2"><text:span text:style-name="T5"><text:s text:c="8"/>int tmp = binNum[j];</text:span></text:p>
      <text:p text:style-name="P2"><text:span text:style-name="T5"><text:s text:c="8"/>binNum[j] = binNum[i];</text:span></text:p>
      <text:p text:style-name="P2"><text:span text:style-name="T5"><text:s text:c="8"/>binNum[i] = tmp;</text:span></text:p>
      <text:p text:style-name="P2"><text:span text:style-name="T5"><text:s text:c="4"/>}</text:span></text:p>
      <text:p text:style-name="P2"><text:span text:style-name="T5"><text:s text:c="3"/></text:span></text:p>
      <text:p text:style-name="P2"><text:span text:style-name="T5"><text:s text:c="4"/>return binNum;</text:span></text:p>
      <text:p text:style-name="P2"><text:span text:style-name="T5">}</text:span></text:p>
      <text:p text:style-name="P2"><text:span text:style-name="T6"/></text:p>
      <text:p text:style-name="P2"><text:span text:style-name="T7">Binary to Decimal</text:span></text:p>
      <text:p text:style-name="P2"><text:span text:style-name="T8">string binToDec(int binNum)</text:span></text:p>
      <text:p text:style-name="P2"><text:span text:style-name="T8">{</text:span></text:p>
      <text:p text:style-name="P2"><text:span text:style-name="T8"><text:s text:c="4"/>int decVal = 0; </text:span></text:p>
      <text:p text:style-name="P2"><text:span text:style-name="T8"><text:s text:c="2"/></text:span></text:p>
      <text:p text:style-name="P2"><text:span text:style-name="T8"><text:s text:c="4"/>int baseVal = 1; </text:span></text:p>
      <text:p text:style-name="P2"><text:span text:style-name="T8"><text:s text:c="2"/></text:span></text:p>
      <text:p text:style-name="P2"><text:span text:style-name="T8"><text:s text:c="4"/>int length = size of binNum; </text:span></text:p>
      <text:p text:style-name="P2"><text:span text:style-name="T8"><text:s text:c="4"/>for (int i = length - 1; i &gt;= 0; i--) { </text:span></text:p>
      <text:p text:style-name="P2"><text:span text:style-name="T8"><text:s text:c="8"/>if (binNum[i] == '1') </text:span></text:p>
      <text:p text:style-name="P2"><text:span text:style-name="T8"><text:s text:c="12"/>decVal = decVal + baseVal; </text:span></text:p>
      <text:p text:style-name="P2"><text:span text:style-name="T8"><text:s text:c="8"/>baseVal = baseVal * 2; </text:span></text:p>
      <text:p text:style-name="P2"><text:span text:style-name="T8"><text:s text:c="4"/>} </text:span></text:p>
      <text:p text:style-name="P2"><text:span text:style-name="T8"><text:s text:c="4"/>return decVal; </text:span></text:p>
      <text:p text:style-name="P2"><text:span text:style-name="T8">} </text:span></text:p>
      <text:p text:style-name="P2"><text:span text:style-name="T9"/></text:p>
      <text:p text:style-name="P2"><text:span text:style-name="T9"/></text:p>
      <text:p text:style-name="P2"><text:span text:style-name="T10">Decimal to Hexadecimal</text:span></text:p>
      <text:p text:style-name="P2"><text:span text:style-name="T11">string decToHex(int decNum)</text:span></text:p>
      <text:p text:style-name="P2"><text:span text:style-name="T11">{</text:span></text:p>
      <text:p text:style-name="P2"><text:span text:style-name="T11"><text:s text:c="4"/>string hex = “”;</text:span></text:p>
      <text:p text:style-name="P2"><text:span text:style-name="T12"/></text:p>
      <text:p text:style-name="P2"><text:span text:style-name="T13"><text:s text:c="4"/>while decNum != 0</text:span></text:p>
      <text:p text:style-name="P2"><text:span text:style-name="T13"><text:s text:c="4"/>{</text:span></text:p>
      <text:p text:style-name="P2"><text:span text:style-name="T13"><text:s text:c="8"/>int remainder = 0;</text:span></text:p>
      <text:p text:style-name="P2"><text:span text:style-name="T14"/></text:p>
      <text:p text:style-name="P2"><text:span text:style-name="T15"><text:s text:c="8"/>char ch;</text:span></text:p>
      <text:p text:style-name="P2"><text:span text:style-name="T15"><text:s text:c="8"/>remainder = decNum mod 16;</text:span></text:p>
      <text:p text:style-name="P2"><text:span text:style-name="T15"><text:s text:c="8"/></text:span></text:p>
      <text:p text:style-name="P2"><text:span text:style-name="T15"><text:s text:c="8"/>if remainder &lt; 10</text:span></text:p>
      <text:p text:style-name="P2"><text:span text:style-name="T15"><text:s text:c="8"/>{</text:span></text:p>
      <text:p text:style-name="P2"><text:span text:style-name="T15"><text:s text:c="12"/>ch = remainder + 48; </text:span></text:p>
      <text:p text:style-name="P2"><text:span text:style-name="T15"><text:s text:c="8"/>}</text:span></text:p>
      <text:p text:style-name="P2"><text:span text:style-name="T15"><text:s text:c="8"/>else </text:span></text:p>
      <text:p text:style-name="P2"><text:span text:style-name="T15"><text:s text:c="8"/>{</text:span></text:p>
      <text:p text:style-name="P2"><text:span text:style-name="T15"><text:s text:c="12"/>ch = remainder + 55;</text:span></text:p>
      <text:p text:style-name="P2"><text:span text:style-name="T15"><text:s text:c="8"/>}</text:span></text:p>
      <text:p text:style-name="P2"><text:span text:style-name="T16"/></text:p>
      <text:p text:style-name="P2"><text:span text:style-name="T17"><text:s text:c="8"/>hex = hex + ch;</text:span></text:p>
      <text:p text:style-name="P2"><text:span text:style-name="T17"><text:s text:c="8"/>decNum = decNum / 16;</text:span></text:p>
      <text:p text:style-name="P2"><text:span text:style-name="T17"><text:s text:c="4"/>}</text:span></text:p>
      <text:p text:style-name="P2"><text:span text:style-name="T17"><text:s text:c="4"/>reverse hex;</text:span></text:p>
      <text:p text:style-name="P2"><text:span text:style-name="T18"/></text:p>
      <text:p text:style-name="P2"><text:span text:style-name="T19"><text:s text:c="4"/>return hex;</text:span></text:p>
      <text:p text:style-name="P2"><text:span text:style-name="T19">}</text:span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1">Hexadecimal to Decimal</text:span></text:p>
      <text:p text:style-name="P2"><text:span text:style-name="T22">int hexToDec(string hexVal)</text:span></text:p>
      <text:p text:style-name="P2"><text:span text:style-name="T22">{</text:span></text:p>
      <text:p text:style-name="P2"><text:span text:style-name="T22"><text:s text:c="4"/>int length = size of hexVal;</text:span></text:p>
      <text:p text:style-name="P2"><text:span text:style-name="T22"><text:s text:c="4"/>int baseVal = 1;</text:span></text:p>
      <text:p text:style-name="P2"><text:span text:style-name="T22"><text:s text:c="4"/>int decVal = 0;</text:span></text:p>
      <text:p text:style-name="P2"><text:span text:style-name="T22"><text:s text:c="4"/></text:span></text:p>
      <text:p text:style-name="P2"><text:span text:style-name="T22"><text:s text:c="4"/>for(int i = length - 1;i &gt;= 0;i = i - 1)</text:span></text:p>
      <text:p text:style-name="P2"><text:span text:style-name="T22"><text:s text:c="4"/>{</text:span></text:p>
      <text:p text:style-name="P2"><text:span text:style-name="T22"><text:s text:c="8"/>if hexVal[i] &gt;= ‘0’ and hexVal[i] &lt;= ‘9’</text:span></text:p>
      <text:p text:style-name="P2"><text:span text:style-name="T22"><text:s text:c="8"/>{</text:span></text:p>
      <text:p text:style-name="P2"><text:span text:style-name="T22"><text:s text:c="12"/>decVal = decVal + ((hexVal[i] - 48) * baseVal);</text:span></text:p>
      <text:p text:style-name="P2"><text:span text:style-name="T22"><text:s text:c="12"/>baseVal = baseVal * 16;</text:span></text:p>
      <text:p text:style-name="P2"><text:span text:style-name="T22"><text:s text:c="8"/>}</text:span></text:p>
      <text:p text:style-name="P2"><text:span text:style-name="T22"><text:s text:c="8"/>else if hexVal[i] &gt;= ‘A’ and hexVal[i] &lt;= ‘F’</text:span></text:p>
      <text:p text:style-name="P2"><text:span text:style-name="T22"><text:s text:c="8"/>{</text:span></text:p>
      <text:p text:style-name="P2"><text:span text:style-name="T22"><text:s text:c="12"/>decVal = decVal + ((hexVal[i] - 55) * baseVal)</text:span></text:p>
      <text:p text:style-name="P2"><text:span text:style-name="T22"><text:s text:c="12"/>baseVal = baseVal * 16;</text:span></text:p>
      <text:p text:style-name="P2"><text:span text:style-name="T22"><text:s text:c="8"/>}</text:span></text:p>
      <text:p text:style-name="P2"><text:span text:style-name="T22"><text:s text:c="4"/>}</text:span></text:p>
      <text:p text:style-name="P2"><text:span text:style-name="T22"><text:s text:c="4"/>return decVal;</text:span></text:p>
      <text:p text:style-name="P2"><text:span text:style-name="T22">}</text:span></text:p>
      <text:p text:style-name="P2"><text:span text:style-name="T23"/></text:p>
      <text:p text:style-name="P2"><text:span text:style-name="T24">Hexadecimal to Binary</text:span></text:p>
      <text:p text:style-name="P2"><text:span text:style-name="T25">string hexToBin(string hexNum)</text:span></text:p>
      <text:p text:style-name="P2"><text:span text:style-name="T25">{</text:span></text:p>
      <text:p text:style-name="P2"><text:span text:style-name="T25"><text:s text:c="4"/>int decEquivalent = hexToDec(hexNum);</text:span></text:p>
      <text:p text:style-name="P2"><text:span text:style-name="T25"><text:s text:c="4"/>string binNum = decToBin(decEquivalent);</text:span></text:p>
      <text:p text:style-name="P2"><text:span text:style-name="T25"><text:s text:c="4"/>return binNum;</text:span></text:p>
      <text:p text:style-name="P2"><text:span text:style-name="T25">}</text:span></text:p>
      <text:p text:style-name="P2"><text:span text:style-name="T26"/></text:p>
      <text:p text:style-name="P2"><text:span text:style-name="T27">Binary to Hexadecimal</text:span></text:p>
      <text:p text:style-name="P2"><text:span text:style-name="T28"/></text:p>
      <text:p text:style-name="P2"><text:span text:style-name="T29">string binToHex(string binNum)</text:span></text:p>
      <text:p text:style-name="P2"><text:span text:style-name="T29">{</text:span></text:p>
      <text:p text:style-name="P2"><text:span text:style-name="T29"><text:s text:c="4"/>int decEquivalent = binToDec(binNum);</text:span></text:p>
      <text:p text:style-name="P2"><text:span text:style-name="T29"><text:s text:c="4"/>string hexNum = decToHex(decEquivalent);</text:span></text:p>
      <text:p text:style-name="P2"><text:span text:style-name="T29"><text:s text:c="4"/>return hexNum;</text:span></text:p>
      <text:p text:style-name="P2"><text:span text:style-name="T29">}</text:span></text:p>
      <text:p text:style-name="P2"><text:span text:style-name="T30"/></text:p>
      <text:p text:style-name="P2"><text:span text:style-name="T30"/></text:p>
      <text:p text:style-name="P2"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